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T1" style:family="text">
      <style:text-properties officeooo:rsid="001fe0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Enable Powerlevel10k instant prompt. Should stay close to the top of ~/.zshrc.</text:p>
      <text:p text:style-name="Preformatted_20_Text"># Initialization code that may require console input (password prompts, [y/n]</text:p>
      <text:p text:style-name="Preformatted_20_Text"># confirmations, etc.) must go above this block; everything else may go below.</text:p>
      <text:p text:style-name="Preformatted_20_Text">if [[ -r "${XDG_CACHE_HOME:-$HOME/.cache}/p10k-instant-prompt-${(%):-%n}.zsh" ]]; then</text:p>
      <text:p text:style-name="Preformatted_20_Text"><text:s text:c="2"/>source "${XDG_CACHE_HOME:-$HOME/.cache}/p10k-instant-prompt-${(%):-%n}.zsh"</text:p>
      <text:p text:style-name="Preformatted_20_Text">fi</text:p>
      <text:p text:style-name="Preformatted_20_Text"/>
      <text:p text:style-name="Preformatted_20_Text"># Zap setup</text:p>
      <text:p text:style-name="Preformatted_20_Text">ZAP_DIR="${XDG_DATA_HOME:-$HOME/.local/share}/zap"</text:p>
      <text:p text:style-name="Preformatted_20_Text"/>
      <text:p text:style-name="Preformatted_20_Text">if [ ! -d "$ZAP_DIR" ]; then</text:p>
      <text:p text:style-name="Preformatted_20_Text"><text:s text:c="2"/>mkdir -p "$(dirname $ZAP_DIR)"</text:p>
      <text:p text:style-name="Preformatted_20_Text"><text:s text:c="2"/>git clone https://github.com/zap-zsh/zap.git "$ZAP_DIR"</text:p>
      <text:p text:style-name="Preformatted_20_Text">fi</text:p>
      <text:p text:style-name="Preformatted_20_Text"/>
      <text:p text:style-name="Preformatted_20_Text"># Source/Load Zap</text:p>
      <text:p text:style-name="Preformatted_20_Text">source "${ZAP_DIR}/zap.zsh"</text:p>
      <text:p text:style-name="Preformatted_20_Text"/>
      <text:p text:style-name="Preformatted_20_Text"># Install Powerlevel10k</text:p>
      <text:p text:style-name="Preformatted_20_Text">plug "romkatv/powerlevel10k"</text:p>
      <text:p text:style-name="Preformatted_20_Text"># Install zsh plugins</text:p>
      <text:p text:style-name="Preformatted_20_Text">plug "zap-zsh/supercharge"</text:p>
      <text:p text:style-name="Preformatted_20_Text">plug "zsh-users/zsh-syntax-highlighting"</text:p>
      <text:p text:style-name="Preformatted_20_Text">plug "zsh-users/zsh-completions"</text:p>
      <text:p text:style-name="Preformatted_20_Text">plug "zsh-users/zsh-autosuggestions"</text:p>
      <text:p text:style-name="Preformatted_20_Text">plug "Aloxaf/fzf-tab"</text:p>
      <text:p text:style-name="Preformatted_20_Text"/>
      <text:p text:style-name="Preformatted_20_Text"># Load Completions</text:p>
      <text:p text:style-name="Preformatted_20_Text">autoload -U compinit &amp;&amp; compinit</text:p>
      <text:p text:style-name="Preformatted_20_Text"/>
      <text:p text:style-name="Preformatted_20_Text"># To customize prompt, run `p10k configure` or edit ~/.p10k.zsh.</text:p>
      <text:p text:style-name="Preformatted_20_Text">[[ ! -f ~/.p10k.zsh ]] || source ~/.p10k.zsh</text:p>
      <text:p text:style-name="Preformatted_20_Text"/>
      <text:p text:style-name="Preformatted_20_Text"># Keybindings</text:p>
      <text:p text:style-name="Preformatted_20_Text">bindkey "^p" history-search-backward</text:p>
      <text:p text:style-name="Preformatted_20_Text">bindkey "^n" history-search-forward</text:p>
      <text:p text:style-name="Preformatted_20_Text"/>
      <text:p text:style-name="Preformatted_20_Text"># History</text:p>
      <text:p text:style-name="Preformatted_20_Text">HISTSIZE=5000</text:p>
      <text:p text:style-name="Preformatted_20_Text">HISTFILE=~/.zsh_history</text:p>
      <text:p text:style-name="Preformatted_20_Text">SAVEHIST=$HISTSIZE</text:p>
      <text:p text:style-name="Preformatted_20_Text">HISTDUP=erase</text:p>
      <text:p text:style-name="Preformatted_20_Text">setopt appendhistory</text:p>
      <text:p text:style-name="Preformatted_20_Text">setopt sharehistory</text:p>
      <text:p text:style-name="Preformatted_20_Text">setopt hist_ignore_space</text:p>
      <text:p text:style-name="Preformatted_20_Text">setopt hist_ignore_all_dups</text:p>
      <text:p text:style-name="Preformatted_20_Text">setopt hist_save_no_dups</text:p>
      <text:p text:style-name="Preformatted_20_Text">setopt hist_ignore_dups</text:p>
      <text:p text:style-name="Preformatted_20_Text">setopt hist_find_no_dups</text:p>
      <text:p text:style-name="Preformatted_20_Text"/>
      <text:p text:style-name="Preformatted_20_Text"># Completion styling</text:p>
      <text:p text:style-name="Preformatted_20_Text">zstyle ':completion:*' matcher-list 'm:{a-z}={A-Za-z}'</text:p>
      <text:p text:style-name="Preformatted_20_Text">zstyle ':completion:*' list-colors "${(s.:.)LS_COLORS}"</text:p>
      <text:p text:style-name="Preformatted_20_Text">zstyle ':completion:*' menu no</text:p>
      <text:p text:style-name="Preformatted_20_Text">zstyle ':fzf-tab:complete:cd:*' fzf-preview 'ls --color $realpath'</text:p>
      <text:p text:style-name="Preformatted_20_Text"/>
      <text:p text:style-name="Preformatted_20_Text"># Aliases</text:p>
      <text:p text:style-name="Preformatted_20_Text">alias ls='<text:span text:style-name="T1">ls --color</text:span>'</text:p>
      <text:p text:style-name="Preformatted_20_Text"><text:soft-page-break/>alias la="ls -la"</text:p>
      <text:p text:style-name="Preformatted_20_Text">alias ..="cd ../"</text:p>
      <text:p text:style-name="Preformatted_20_Text">alias ...="cd ../.."</text:p>
      <text:p text:style-name="Preformatted_20_Text">alias cl="clear"</text:p>
      <text:p text:style-name="Preformatted_20_Text">alias zc="nvim ~/dotfiles/.zshrc"</text:p>
      <text:p text:style-name="Preformatted_20_Text">alias vc="nvim ~/dotfiles/.config/nvim/"</text:p>
      <text:p text:style-name="Preformatted_20_Text"/>
      <text:p text:style-name="Preformatted_20_Text"># Integration</text:p>
      <text:p text:style-name="Preformatted_20_Text">source /usr/share/fzf/shell/key-bindings.zsh # fzf</text:p>
      <text:p text:style-name="Preformatted_20_Text"># fzf tokyonight theme</text:p>
      <text:p text:style-name="Preformatted_20_Text">export FZF_DEFAULT_OPTS="$FZF_DEFAULT_OPTS \</text:p>
      <text:p text:style-name="Preformatted_20_Text">--color=fg:#c0caf5,bg:#1a1b26,hl:#ff9e64 \</text:p>
      <text:p text:style-name="Preformatted_20_Text">--color=fg+:#c0caf5,bg+:#292e42,hl+:#ff9e64 \</text:p>
      <text:p text:style-name="Preformatted_20_Text">--color=info:#7aa2f7,prompt:#7dcfff,pointer:#7dcfff \</text:p>
      <text:p text:style-name="Preformatted_20_Text">--color=marker:#9ece6a,spinner:#9ece6a,header:#9ece6a"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9T12:23:52.793471901</dc:date>
    <meta:editing-duration>PT46S</meta:editing-duration>
    <meta:editing-cycles>1</meta:editing-cycles>
    <meta:document-statistic meta:table-count="0" meta:image-count="0" meta:object-count="0" meta:page-count="2" meta:paragraph-count="62" meta:word-count="213" meta:character-count="2051" meta:non-whitespace-character-count="1900"/>
    <meta:generator>LibreOffice/24.2.3.2$Linux_X86_64 LibreOffice_project/420$Build-2</meta:generator>
  </office:meta>
</office:document-meta>
</file>